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0a50" officeooo:paragraph-rsid="00150a50"/>
    </style:style>
    <style:style style:name="P2" style:family="paragraph" style:parent-style-name="Standard">
      <style:paragraph-properties fo:text-align="center" style:justify-single-word="false"/>
      <style:text-properties officeooo:rsid="00150a50" officeooo:paragraph-rsid="00150a50"/>
    </style:style>
    <style:style style:name="P3" style:family="paragraph" style:parent-style-name="Standard">
      <style:text-properties fo:font-style="italic" officeooo:rsid="00150a50" officeooo:paragraph-rsid="00150a50" style:font-style-asian="italic" style:font-style-complex="italic"/>
    </style:style>
    <style:style style:name="P4" style:family="paragraph" style:parent-style-name="Standard">
      <style:text-properties officeooo:rsid="00155ea5" officeooo:paragraph-rsid="00155ea5"/>
    </style:style>
    <style:style style:name="P5" style:family="paragraph" style:parent-style-name="Standard">
      <style:text-properties officeooo:rsid="00174071" officeooo:paragraph-rsid="00150a50"/>
    </style:style>
    <style:style style:name="P6" style:family="paragraph" style:parent-style-name="Standard">
      <style:text-properties officeooo:rsid="00174071" officeooo:paragraph-rsid="00174071"/>
    </style:style>
    <style:style style:name="P7" style:family="paragraph" style:parent-style-name="Standard">
      <style:text-properties officeooo:rsid="0017873e" officeooo:paragraph-rsid="0017873e"/>
    </style:style>
    <style:style style:name="P8" style:family="paragraph" style:parent-style-name="Standard">
      <style:text-properties officeooo:rsid="0017e066" officeooo:paragraph-rsid="0017e066"/>
    </style:style>
    <style:style style:name="P9" style:family="paragraph" style:parent-style-name="Standard">
      <style:text-properties officeooo:rsid="00189483" officeooo:paragraph-rsid="00189483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ffffff"/>
      <style:paragraph-properties fo:text-align="center"/>
      <style:text-properties fo:font-size="12pt"/>
    </style:style>
    <style:style style:name="T1" style:family="text">
      <style:text-properties officeooo:rsid="00174071"/>
    </style:style>
    <style:style style:name="T2" style:family="text">
      <style:text-properties officeooo:rsid="0017873e"/>
    </style:style>
    <style:style style:name="T3" style:family="text">
      <style:text-properties officeooo:rsid="0017e066"/>
    </style:style>
    <style:style style:name="T4" style:family="text">
      <style:text-properties officeooo:rsid="00189483"/>
    </style:style>
    <style:style style:name="T5" style:family="text">
      <style:text-properties officeooo:rsid="0018f9ed"/>
    </style:style>
    <style:style style:name="T6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25in" fo:min-width="0.14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28in" fo:min-width="0.1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width="0.0402in" svg:stroke-color="#000000" draw:marker-start-width="0.1984in" draw:marker-end="Arrowheads_20_3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solid" draw:fill-color="#eeeeee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svg:stroke-width="0.0402in" svg:stroke-color="#000000" draw:marker-start-width="0.1984in" draw:marker-end="Arrowheads_20_3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solid" draw:fill-color="#ffffff" fo:min-height="0.2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solid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solid" draw:fill-color="#ffffff" fo:min-height="0.2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solid" draw:fill-color="#ffffff" fo:min-height="0.2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solid" draw:fill-color="#ffffff" fo:min-height="0.2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solid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wap-Contract Graphs</text:p>
      <text:p text:style-name="P2">by Sven Nilsen, 2020</text:p>
      <text:p text:style-name="P1"/>
      <text:p text:style-name="P3">In this paper I present a graph that combines swap and contract<text:span text:style-name="T4"> operations</text:span>.</text:p>
      <text:p text:style-name="P1"/>
      <text:p text:style-name="P1"><draw:custom-shape text:anchor-type="paragraph" draw:z-index="4" draw:name="Shape1" draw:style-name="gr2" draw:text-style-name="P11" svg:width="0.2012in" svg:height="0.2012in" svg:x="1.2862in" svg:y="0.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1" svg:width="0.2012in" svg:height="0.2012in" svg:x="2.2665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10" svg:x1="1.3866in" svg:y1="0.5579in" svg:x2="2.3528in" svg:y2="0.5508in"><text:p/></draw:line><draw:custom-shape text:anchor-type="paragraph" draw:z-index="7" draw:name="Shape1" draw:style-name="gr3" draw:text-style-name="P11" svg:width="0.2012in" svg:height="0.2012in" svg:x="3.1902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3" draw:text-style-name="P11" svg:width="0.2012in" svg:height="0.2012in" svg:x="4.1709in" svg:y="0.4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5" draw:text-style-name="P12" svg:width="0.4224in" svg:height="0.2941in" svg:x="1.7098in" svg:y="0.722in"><draw:text-box><text:p>swap</text:p></draw:text-box></draw:frame>A swap-<text:span text:style-name="T5">contract</text:span> graph contains two kinds of edges:</text:p>
      <text:p text:style-name="P1"/>
      <text:p text:style-name="P1"><draw:line text:anchor-type="paragraph" draw:z-index="6" draw:name="Shape2" draw:style-name="gr4" draw:text-style-name="P10" svg:x1="3.3909in" svg:y1="0.1528in" svg:x2="4.1709in" svg:y2="0.1457in"><text:p/></draw:line></text:p>
      <text:p text:style-name="P1"><draw:frame text:anchor-type="paragraph" draw:z-index="10" draw:name="Shape3" draw:style-name="gr6" draw:text-style-name="P12" svg:width="0.5724in" svg:height="0.2441in" svg:x="3.4992in" svg:y="0.1472in"><draw:text-box><text:p>contract</text:p></draw:text-box></draw:frame></text:p>
      <text:p text:style-name="P1"/>
      <text:p text:style-name="P1"/>
      <text:p text:style-name="P6">These two kinds are indexed by two indices `i` and `j`<text:span text:style-name="T2">, operating a list of some type `T`</text:span>:</text:p>
      <text:p text:style-name="P1"/>
      <text:p text:style-name="P1"><text:tab/><text:span text:style-name="T1">swap(i : nat, j : nat) : [T] → [T]</text:span></text:p>
      <text:p text:style-name="P1"><text:tab/><text:span text:style-name="T1">contract(i : nat, j : nat) : [T] → [T]</text:span></text:p>
      <text:p text:style-name="P5"/>
      <text:p text:style-name="P6">Where `swap` has <text:span text:style-name="T3">the standard swap operation on lists.</text:span></text:p>
      <text:p text:style-name="P6"/>
      <text:p text:style-name="P8">For any two non-neighbors, the `contract` function removes elements of the lists at indices `i` and `j` and inserts the result of <text:span text:style-name="T4">a commutative </text:span>contraction at the index of the first argument.</text:p>
      <text:p text:style-name="P8"/>
      <text:p text:style-name="P6"><text:span text:style-name="T3">It follows that the</text:span> `contract`<text:span text:style-name="T3"> function</text:span> <text:span text:style-name="T3">is commutative for neighbor indices:</text:span></text:p>
      <text:p text:style-name="P6"/>
      <text:p text:style-name="P7"><text:tab/>contract(i, j) &lt;=&gt; contract(j, i)<text:tab/>if |i - j| &lt;= 1</text:p>
      <text:p text:style-name="P8"><text:tab/>contract(i, j) &lt;¬=&gt; contract(j, i)<text:tab/>if |i - j| &gt; 1</text:p>
      <text:p text:style-name="P1"/>
      <text:p text:style-name="P9">These graphs <text:span text:style-name="T5">can</text:span> be used to study transform<text:span text:style-name="T5">ations of operations into</text:span> <text:span text:style-name="T5">permutation</text:span>-invariant operations.</text:p>
      <text:p text:style-name="P1"/>
      <text:p text:style-name="P4"><draw:frame text:anchor-type="paragraph" draw:z-index="22" draw:name="Shape4" draw:style-name="gr9" draw:text-style-name="P14" svg:width="0.5587in" svg:height="0.2496in" svg:x="1.0646in" svg:y="0.35in"><draw:text-box><text:p text:style-name="P10">(a, b, c)</text:p></draw:text-box></draw:frame><draw:frame text:anchor-type="paragraph" draw:z-index="27" draw:name="Shape4" draw:style-name="gr14" draw:text-style-name="P16" svg:width="0.5661in" svg:height="0.2362in" svg:x="0.5055in" svg:y="0.7929in"><draw:text-box><text:p text:style-name="P10"><text:span text:style-name="T6">(b, a, c)</text:span></text:p></draw:text-box></draw:frame><draw:frame text:anchor-type="paragraph" draw:z-index="24" draw:name="Shape4" draw:style-name="gr11" draw:text-style-name="P15" svg:width="0.5587in" svg:height="0.2358in" svg:x="2.4028in" svg:y="0.3209in"><draw:text-box><text:p text:style-name="P10">(a, c, b)</text:p></draw:text-box></draw:frame><draw:frame text:anchor-type="paragraph" draw:z-index="23" draw:name="Shape4" draw:style-name="gr10" draw:text-style-name="P15" svg:width="0.5587in" svg:height="0.2488in" svg:x="1.2508in" svg:y="1.1374in"><draw:text-box><text:p text:style-name="P10">(b, c, a)</text:p></draw:text-box></draw:frame><draw:frame text:anchor-type="paragraph" draw:z-index="25" draw:name="Shape4" draw:style-name="gr12" draw:text-style-name="P14" svg:width="0.5587in" svg:height="0.2268in" svg:x="2.9256in" svg:y="0.6583in"><draw:text-box><text:p text:style-name="P10">(c, a, b)</text:p></draw:text-box></draw:frame><draw:frame text:anchor-type="paragraph" draw:z-index="26" draw:name="Shape4" draw:style-name="gr13" draw:text-style-name="P14" svg:width="0.5587in" svg:height="0.2343in" svg:x="2.4173in" svg:y="1.1307in"><draw:text-box><text:p text:style-name="P10">(c, b, a)</text:p></draw:text-box></draw:frame><draw:line text:anchor-type="paragraph" draw:z-index="11" draw:name="Shape2" draw:style-name="gr1" draw:text-style-name="P10" svg:x1="1.3583in" svg:y1="0.4555in" svg:x2="2.661in" svg:y2="0.4339in"><text:p/></draw:line><draw:line text:anchor-type="paragraph" draw:z-index="12" draw:name="Shape2" draw:style-name="gr1" draw:text-style-name="P10" svg:x1="1.2858in" svg:y1="0.4555in" svg:x2="0.8138in" svg:y2="0.8992in"><text:p/></draw:line><draw:line text:anchor-type="paragraph" draw:z-index="13" draw:name="Shape2" draw:style-name="gr1" draw:text-style-name="P10" svg:x1="2.7465in" svg:y1="0.4409in" svg:x2="3.1618in" svg:y2="0.7776in"><text:p/></draw:line><draw:line text:anchor-type="paragraph" draw:z-index="14" draw:name="Shape2" draw:style-name="gr1" draw:text-style-name="P10" svg:x1="0.8138in" svg:y1="0.8992in" svg:x2="1.4799in" svg:y2="1.2646in"><text:p/></draw:line><draw:line text:anchor-type="paragraph" draw:z-index="15" draw:name="Shape2" draw:style-name="gr1" draw:text-style-name="P10" svg:x1="1.5154in" svg:y1="1.2646in" svg:x2="2.661in" svg:y2="1.2283in"><text:p/></draw:line><draw:line text:anchor-type="paragraph" draw:z-index="16" draw:name="Shape2" draw:style-name="gr1" draw:text-style-name="P10" svg:x1="3.1618in" svg:y1="0.778in" svg:x2="2.7181in" svg:y2="1.2287in"><text:p/></draw:line><draw:line text:anchor-type="paragraph" draw:z-index="17" draw:name="Shape2" draw:style-name="gr1" draw:text-style-name="P10" svg:x1="1.2862in" svg:y1="0.4555in" svg:x2="2.7181in" svg:y2="1.2283in"><text:p/></draw:line><draw:line text:anchor-type="paragraph" draw:z-index="18" draw:name="Shape2" draw:style-name="gr1" draw:text-style-name="P10" svg:x1="2.661in" svg:y1="0.4339in" svg:x2="1.5154in" svg:y2="1.2646in"><text:p/></draw:line><draw:line text:anchor-type="paragraph" draw:z-index="19" draw:name="Shape2" draw:style-name="gr1" draw:text-style-name="P10" svg:x1="0.8138in" svg:y1="0.8996in" svg:x2="3.1618in" svg:y2="0.778in"><text:p/></draw:line><draw:frame text:anchor-type="paragraph" draw:z-index="20" draw:name="Shape4" draw:style-name="gr7" draw:text-style-name="P13" svg:width="0.4949in" svg:height="0.2362in" svg:x="0.7709in" svg:y="1.8016in"><draw:text-box><text:p text:style-name="P10">(ab, c)</text:p></draw:text-box></draw:frame><draw:line text:anchor-type="paragraph" draw:z-index="21" draw:name="Shape2" draw:style-name="gr8" draw:text-style-name="P10" svg:x1="1.3291in" svg:y1="0.4555in" svg:x2="1in" svg:y2="1.8012in"><text:p/></draw:line><draw:frame text:anchor-type="paragraph" draw:z-index="28" draw:name="Shape4" draw:style-name="gr7" draw:text-style-name="P13" svg:width="0.4949in" svg:height="0.2362in" svg:x="2.9465in" svg:y="1.8083in"><draw:text-box><text:p text:style-name="P10">(c, ab)</text:p></draw:text-box></draw:frame><draw:line text:anchor-type="paragraph" draw:z-index="2" draw:name="Shape2" draw:style-name="gr1" draw:text-style-name="P10" svg:x1="1.0283in" svg:y1="1.9295in" svg:x2="3.1685in" svg:y2="1.922in"><text:p/></draw:line><draw:line text:anchor-type="paragraph" draw:z-index="29" draw:name="Shape2" draw:style-name="gr8" draw:text-style-name="P10" svg:x1="3.1618in" svg:y1="0.778in" svg:x2="3.3264in" svg:y2="1.8087in"><text:p/></draw:line><draw:line text:anchor-type="paragraph" draw:z-index="31" draw:name="Shape2" draw:style-name="gr8" draw:text-style-name="P10" svg:x1="0.8138in" svg:y1="0.8992in" svg:x2="0.8783in" svg:y2="1.8012in"><text:p/></draw:line><draw:line text:anchor-type="paragraph" draw:z-index="32" draw:name="Shape2" draw:style-name="gr8" draw:text-style-name="P10" svg:x1="2.661in" svg:y1="0.4339in" svg:x2="3.1618in" svg:y2="1.8083in"><text:p/></draw:line><text:span text:style-name="T5">Here is an example</text:span> <text:span text:style-name="T5">of a swap-contract graph</text:span>:</text:p>
      <text:p text:style-name="P4"/>
      <text:p text:style-name="P4"><draw:line text:anchor-type="paragraph" draw:z-index="36" draw:name="Shape2" draw:style-name="gr8" draw:text-style-name="P10" svg:x1="2.5752in" svg:y1="0.072in" svg:x2="2.6614in" svg:y2="2.1122in"><text:p/></draw:line><draw:line text:anchor-type="paragraph" draw:z-index="42" draw:name="Shape2" draw:style-name="gr8" draw:text-style-name="P10" svg:x1="2.6181in" svg:y1="0.072in" svg:x2="1.1508in" svg:y2="1.4177in"><text:p/></draw:line><draw:line text:anchor-type="paragraph" draw:z-index="43" draw:name="Shape2" draw:style-name="gr8" draw:text-style-name="P10" svg:x1="2.6181in" svg:y1="0.072in" svg:x2="3.0547in" svg:y2="1.4248in"><text:p/></draw:line><draw:line text:anchor-type="paragraph" draw:z-index="46" draw:name="Shape2" draw:style-name="gr8" draw:text-style-name="P10" svg:x1="2.6181in" svg:y1="0.072in" svg:x2="1.8091in" svg:y2="1.2531in"><text:p/></draw:line><draw:frame text:anchor-type="paragraph" draw:z-index="58" draw:name="Shape5" draw:style-name="gr15" draw:text-style-name="P12" svg:width="1.5106in" svg:height="0.576in" svg:x="4.0925in" svg:y="0.148in"><draw:text-box><text:p>Operations at this level might depend on the order of elements</text:p></draw:text-box></draw:frame></text:p>
      <text:p text:style-name="P4"><draw:line text:anchor-type="paragraph" draw:z-index="37" draw:name="Shape2" draw:style-name="gr8" draw:text-style-name="P10" svg:x1="1.3937in" svg:y1="0.0244in" svg:x2="2.5748in" svg:y2="1.9209in"><text:p/></draw:line><draw:line text:anchor-type="paragraph" draw:z-index="39" draw:name="Shape2" draw:style-name="gr8" draw:text-style-name="P10" svg:x1="1.3937in" svg:y1="0.0244in" svg:x2="1.7374in" svg:y2="1.0618in"><text:p/></draw:line><draw:line text:anchor-type="paragraph" draw:z-index="41" draw:name="Shape2" draw:style-name="gr8" draw:text-style-name="P10" svg:x1="1.3937in" svg:y1="0.0244in" svg:x2="2.8327in" svg:y2="0.9972in"><text:p/></draw:line></text:p>
      <text:p text:style-name="P4"><draw:line text:anchor-type="paragraph" draw:z-index="44" draw:name="Shape2" draw:style-name="gr8" draw:text-style-name="P10" svg:x1="3.198in" svg:y1="0.011in" svg:x2="1.8091in" svg:y2="1.7291in"><text:p/></draw:line><draw:line text:anchor-type="paragraph" draw:z-index="45" draw:name="Shape2" draw:style-name="gr8" draw:text-style-name="P10" svg:x1="3.1976in" svg:y1="0.011in" svg:x2="2.7756in" svg:y2="1.7291in"><text:p/></draw:line><draw:line text:anchor-type="paragraph" draw:z-index="47" draw:name="Shape2" draw:style-name="gr8" draw:text-style-name="P10" svg:x1="0.8783in" svg:y1="0.1846in" svg:x2="1.3937in" svg:y2="1.7291in"><text:p/></draw:line><draw:line text:anchor-type="paragraph" draw:z-index="48" draw:name="Shape2" draw:style-name="gr8" draw:text-style-name="P10" svg:x1="0.8138in" svg:y1="0.1327in" svg:x2="2.661in" svg:y2="0.7701in"><text:p/></draw:line></text:p>
      <text:p text:style-name="P4"/>
      <text:p text:style-name="P4"><draw:line text:anchor-type="paragraph" draw:z-index="33" draw:name="Shape2" draw:style-name="gr8" draw:text-style-name="P10" svg:x1="1.4799in" svg:y1="0.0783in" svg:x2="1.5299in" svg:y2="1.3457in"><text:p/></draw:line><draw:line text:anchor-type="paragraph" draw:z-index="34" draw:name="Shape2" draw:style-name="gr8" draw:text-style-name="P10" svg:x1="2.661in" svg:y1="0.1146in" svg:x2="1.6591in" svg:y2="1.3457in"><text:p/></draw:line><draw:line text:anchor-type="paragraph" draw:z-index="49" draw:name="Shape2" draw:style-name="gr8" draw:text-style-name="P10" svg:x1="1.8091in" svg:y1="0.1484in" svg:x2="2.6181in" svg:y2="0.422in"><text:p/></draw:line><draw:line text:anchor-type="paragraph" draw:z-index="57" draw:name="Shape2" draw:style-name="gr8" draw:text-style-name="P10" svg:x1="2.6181in" svg:y1="0.1437in" svg:x2="2.0165in" svg:y2="0.4866in"><text:p/></draw:line></text:p>
      <text:p text:style-name="P4"/>
      <text:p text:style-name="P4"><draw:frame text:anchor-type="paragraph" draw:z-index="38" draw:name="Shape4" draw:style-name="gr7" draw:text-style-name="P13" svg:width="0.4949in" svg:height="0.2362in" svg:x="1.5874in" svg:y="0.1035in"><draw:text-box><text:p text:style-name="P10">(ac, b)</text:p></draw:text-box></draw:frame><draw:frame text:anchor-type="paragraph" draw:z-index="40" draw:name="Shape4" draw:style-name="gr7" draw:text-style-name="P13" svg:width="0.4949in" svg:height="0.2362in" svg:x="2.452in" svg:y="0.039in"><draw:text-box><text:p text:style-name="P10">(b, ac)</text:p></draw:text-box></draw:frame><draw:line text:anchor-type="paragraph" draw:z-index="0" draw:name="Shape2" draw:style-name="gr1" draw:text-style-name="P10" svg:x1="1.7945in" svg:y1="0.1961in" svg:x2="2.661in" svg:y2="0.139in"><text:p/></draw:line><draw:frame text:anchor-type="paragraph" draw:z-index="59" draw:name="Shape5" draw:style-name="gr16" draw:text-style-name="P12" svg:width="1.7323in" svg:height="0.6661in" svg:x="4.0854in" svg:y="0.1862in"><draw:text-box><text:p>Operations at this level might be independent of the order of elements</text:p></draw:text-box></draw:frame></text:p>
      <text:p text:style-name="P4"><draw:line text:anchor-type="paragraph" draw:z-index="55" draw:name="Shape2" draw:style-name="gr8" draw:text-style-name="P10" svg:x1="1.8091in" svg:y1="0.0417in" svg:x2="2.0098in" svg:y2="1.3717in"><text:p/></draw:line><draw:line text:anchor-type="paragraph" draw:z-index="56" draw:name="Shape2" draw:style-name="gr8" draw:text-style-name="P10" svg:x1="2.6181in" svg:y1="0.0043in" svg:x2="2.0882in" svg:y2="1.3717in"><text:p/></draw:line></text:p>
      <text:p text:style-name="P4"><draw:line text:anchor-type="paragraph" draw:z-index="51" draw:name="Shape2" draw:style-name="gr8" draw:text-style-name="P10" svg:x1="1.0283in" svg:y1="0.0055in" svg:x2="1.8303in" svg:y2="1.1799in"><text:p/></draw:line><draw:line text:anchor-type="paragraph" draw:z-index="52" draw:name="Shape2" draw:style-name="gr8" draw:text-style-name="P10" svg:x1="3.198in" svg:y1="0.072in" svg:x2="2.2673in" svg:y2="1.2531in"><text:p/></draw:line></text:p>
      <text:p text:style-name="P4"/>
      <text:p text:style-name="P4"/>
      <text:p text:style-name="P4"><draw:frame text:anchor-type="paragraph" draw:z-index="30" draw:name="Shape4" draw:style-name="gr7" draw:text-style-name="P13" svg:width="0.4949in" svg:height="0.2362in" svg:x="1.3146in" svg:y="0.0043in"><draw:text-box><text:p text:style-name="P10">(bc, a)</text:p></draw:text-box></draw:frame><draw:frame text:anchor-type="paragraph" draw:z-index="35" draw:name="Shape4" draw:style-name="gr7" draw:text-style-name="P13" svg:width="0.4949in" svg:height="0.2362in" svg:x="2.4311in" svg:y="0.0043in"><draw:text-box><text:p text:style-name="P10">(a, bc)</text:p></draw:text-box></draw:frame><draw:line text:anchor-type="paragraph" draw:z-index="1" draw:name="Shape2" draw:style-name="gr1" draw:text-style-name="P10" svg:x1="1.5661in" svg:y1="0.1098in" svg:x2="2.6614in" svg:y2="0.1098in"><text:p/></draw:line><draw:line text:anchor-type="paragraph" draw:z-index="53" draw:name="Shape2" draw:style-name="gr8" draw:text-style-name="P10" svg:x1="2.661in" svg:y1="0.1098in" svg:x2="2.1311in" svg:y2="0.6051in"><text:p/></draw:line><draw:line text:anchor-type="paragraph" draw:z-index="54" draw:name="Shape2" draw:style-name="gr8" draw:text-style-name="P10" svg:x1="1.6016in" svg:y1="0.1555in" svg:x2="1.9669in" svg:y2="0.6047in"><text:p/></draw:line></text:p>
      <text:p text:style-name="P4"><draw:frame text:anchor-type="paragraph" draw:z-index="60" draw:name="Shape5" draw:style-name="gr17" draw:text-style-name="P12" svg:width="2.878in" svg:height="0.6213in" svg:x="3.9063in" svg:y="0.1307in"><draw:text-box><text:p>In the extreme case, the collection must be contracted a single element, for operations to not depend on order</text:p></draw:text-box></draw:frame></text:p>
      <text:p text:style-name="P4"><draw:frame text:anchor-type="paragraph" draw:z-index="50" draw:name="Shape4" draw:style-name="gr14" draw:text-style-name="P15" svg:width="0.4949in" svg:height="0.2362in" svg:x="1.7728in" svg:y="0.2217in"><draw:text-box><text:p text:style-name="P10">(abc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3:43:16.441742000</meta:creation-date>
    <dc:date>2020-07-29T15:06:55.293584000</dc:date>
    <meta:editing-duration>PT42S</meta:editing-duration>
    <meta:editing-cycles>1</meta:editing-cycles>
    <meta:document-statistic meta:table-count="0" meta:image-count="0" meta:object-count="0" meta:page-count="1" meta:paragraph-count="14" meta:word-count="160" meta:character-count="896" meta:non-whitespace-character-count="746"/>
    <meta:generator>LibreOffice/5.1.2.2$MacOSX_X86_64 LibreOffice_project/d3bf12ecb743fc0d20e0be0c58ca359301eb705f</meta:generator>
  </office:meta>
</office:document-meta>
</file>